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4f4" officeooo:paragraph-rsid="001514f4"/>
    </style:style>
    <style:style style:name="P2" style:family="paragraph" style:parent-style-name="Standard">
      <style:text-properties officeooo:rsid="001514f4" officeooo:paragraph-rsid="0015918b"/>
    </style:style>
    <style:style style:name="P3" style:family="paragraph" style:parent-style-name="Standard">
      <style:text-properties officeooo:rsid="001514f4" officeooo:paragraph-rsid="00165450"/>
    </style:style>
    <style:style style:name="P4" style:family="paragraph" style:parent-style-name="Standard">
      <style:paragraph-properties fo:text-align="center" style:justify-single-word="false"/>
      <style:text-properties officeooo:rsid="0015918b" officeooo:paragraph-rsid="0015918b"/>
    </style:style>
    <style:style style:name="T1" style:family="text">
      <style:text-properties officeooo:rsid="0015918b"/>
    </style:style>
    <style:style style:name="T2" style:family="text">
      <style:text-properties officeooo:rsid="00165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rcado Nacional</text:p>
      <text:p text:style-name="P1"/>
      <text:p text:style-name="P1">Produção de Milho</text:p>
      <text:p text:style-name="Standard"/>
      <text:p text:style-name="Standard">Com o aumento da estimativa de produção de milho, os estoques de passagem do cereal da safra 2018/19 devem subir para 15,3 milhões de toneladas, que representa praticamente dois meses de consumo, se considerar a demanda total de 93,5 milhões de toneladas (consumo doméstico mais exportações).</text:p>
      <text:p text:style-name="P1"><text:span text:style-name="T1">A estimativa de a</text:span>umento da safra do milho é correspondente a 16,3 % (dezesseis, três porcento) <text:span text:style-name="T1">aproximadamente,</text:span> se comparado a demanda total de 93,4 milhões de toneladas.</text:p>
      <text:p text:style-name="P1"/>
      <text:p text:style-name="P1">Produção de Soja</text:p>
      <text:p text:style-name="P1"/>
      <text:p text:style-name="P2">Segundo a Secretaria de Comércio Exterior (Secex), as exportações de soja em grãos em março de 2019 fecharam em 8,95 milhões de toneladas. Este valor foi muito menor que o estimado pelo line-up de 10 milhões de toneladas. Esse valor foi também 12,3% maior que o estimado em março de 2018, aferido em 8,81 milhões de toneladas. </text:p>
      <text:p text:style-name="P2">Com a queda prevista para a safra 2018/19, estimada em 113,46 milhões de toneladas, as exportações devem sofrer uma forte redução em 2019, ficando em um valor estimado de 70 milhões de toneladas. </text:p>
      <text:p text:style-name="P2"><text:span text:style-name="T1">A estimativa de queda</text:span> da safra d<text:span text:style-name="T1">a soja </text:span><text:s/>é correspondente a <text:span text:style-name="T1">61,6</text:span> % (<text:span text:style-name="T2">sessenta e um, seis porcento</text:span>) <text:span text:style-name="T1">aproximadamente, se comparado a estimativa de 113,46 milhões de toneladas.</text:span></text:p>
      <text:p text:style-name="P2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2:28:30.224475403</meta:creation-date>
    <dc:date>2019-08-29T12:51:33.060138997</dc:date>
    <meta:editing-duration>PT2M11S</meta:editing-duration>
    <meta:editing-cycles>1</meta:editing-cycles>
    <meta:document-statistic meta:table-count="0" meta:image-count="0" meta:object-count="0" meta:page-count="1" meta:paragraph-count="8" meta:word-count="199" meta:character-count="1205" meta:non-whitespace-character-count="1011"/>
    <meta:generator>LibreOffice/6.0.7.3$Linux_X86_64 LibreOffice_project/00m0$Build-3</meta:generator>
  </office:meta>
</office:document-meta>
</file>